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46cm"/>
    </style:style>
    <style:style style:name="Table1.B" style:family="table-column">
      <style:table-column-properties style:column-width="14.65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67cm" table:align="left"/>
    </style:style>
    <style:style style:name="Table2.A" style:family="table-column">
      <style:table-column-properties style:column-width="4.773cm"/>
    </style:style>
    <style:style style:name="Table2.B" style:family="table-column">
      <style:table-column-properties style:column-width="12.19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355cm" table:align="left"/>
    </style:style>
    <style:style style:name="Table3.A" style:family="table-column">
      <style:table-column-properties style:column-width="4.833cm"/>
    </style:style>
    <style:style style:name="Table3.B" style:family="table-column">
      <style:table-column-properties style:column-width="1.425cm"/>
    </style:style>
    <style:style style:name="Table3.C" style:family="table-column">
      <style:table-column-properties style:column-width="10.09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5.274cm"/>
    </style:style>
    <style:style style:name="Table4.B" style:family="table-column">
      <style:table-column-properties style:column-width="11.72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146cm" table:align="left"/>
    </style:style>
    <style:style style:name="Table5.A" style:family="table-column">
      <style:table-column-properties style:column-width="9.562cm"/>
    </style:style>
    <style:style style:name="Table5.B" style:family="table-column">
      <style:table-column-properties style:column-width="4.58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6.228cm" table:align="left"/>
    </style:style>
    <style:style style:name="Table6.A" style:family="table-column">
      <style:table-column-properties style:column-width="2.574cm"/>
    </style:style>
    <style:style style:name="Table6.B" style:family="table-column">
      <style:table-column-properties style:column-width="3.65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941cm" table:align="left"/>
    </style:style>
    <style:style style:name="Table7.A" style:family="table-column">
      <style:table-column-properties style:column-width="2.574cm"/>
    </style:style>
    <style:style style:name="Table7.B" style:family="table-column">
      <style:table-column-properties style:column-width="4.36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9.955cm" table:align="left"/>
    </style:style>
    <style:style style:name="Table8.A" style:family="table-column">
      <style:table-column-properties style:column-width="4.397cm"/>
    </style:style>
    <style:style style:name="Table8.B" style:family="table-column">
      <style:table-column-properties style:column-width="5.55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8.313cm" table:align="left"/>
    </style:style>
    <style:style style:name="Table9.A" style:family="table-column">
      <style:table-column-properties style:column-width="3.115cm"/>
    </style:style>
    <style:style style:name="Table9.B" style:family="table-column">
      <style:table-column-properties style:column-width="5.198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 style:list-style-name="L3"/>
    <style:style style:name="P8" style:family="paragraph" style:parent-style-name="Horizontal_20_Line">
      <style:paragraph-properties fo:margin-top="0cm" fo:margin-bottom="0.247cm" style:contextual-spacing="false" fo:line-height="115%"/>
    </style:style>
    <style:style style:name="P9" style:family="paragraph" style:parent-style-name="Heading_20_2">
      <style:paragraph-properties fo:margin-top="0cm" fo:margin-bottom="0.247cm" style:contextual-spacing="false" fo:line-height="115%"/>
    </style:style>
    <style:style style:name="P10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11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12" style:family="paragraph" style:parent-style-name="Heading_20_3">
      <style:paragraph-properties fo:margin-top="0cm" fo:margin-bottom="0.247cm" style:contextual-spacing="false" fo:line-height="115%"/>
    </style:style>
    <style:style style:name="P13" style:family="paragraph" style:parent-style-name="Quotations">
      <style:paragraph-properties fo:margin-top="0cm" fo:margin-bottom="0.247cm" style:contextual-spacing="false" fo:line-height="115%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Java Version</text:p>
            </table:table-cell>
            <table:table-cell table:style-name="Table1.A1" office:value-type="string">
              <text:p text:style-name="Table_20_Heading">Major Concept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Java 8</text:span></text:p>
          </table:table-cell>
          <table:table-cell table:style-name="Table1.A1" office:value-type="string">
            <text:p text:style-name="Table_20_Contents">Lambda, Streams, Functional Interfaces, Optional, Default/Static Interface methods, CompletableFuture, Date-Time API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Java 11</text:span></text:p>
          </table:table-cell>
          <table:table-cell table:style-name="Table1.A1" office:value-type="string">
            <text:p text:style-name="Table_20_Contents">Local-variable type inference (<text:span text:style-name="Source_20_Text">var</text:span>), HTTP Client API, String/File enhancements, Flight Record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Java 17 (LTS)</text:span></text:p>
          </table:table-cell>
          <table:table-cell table:style-name="Table1.A1" office:value-type="string">
            <text:p text:style-name="Table_20_Contents">Pattern Matching, Records, Sealed Classes, Text Blocks, Enhanced Switch, Strong encapsulation of JDK internals</text:p>
          </table:table-cell>
        </table:table-row>
      </table:table>
      <text:p text:style-name="Text_20_body"/>
      <text:h text:style-name="Heading_20_3" text:outline-level="3">When would you use <text:span text:style-name="Strong_20_Emphasis">Stream</text:span> over <text:span text:style-name="Strong_20_Emphasis">Loop</text:span>?</text:h>
      <text:p text:style-name="Text_20_body"><text:span text:style-name="Strong_20_Emphasis">Streams preferred when:</text:span></text:p>
      <text:list text:style-name="L1">
        <text:list-item>
          <text:p text:style-name="P1">Declarative style needed</text:p>
        </text:list-item>
        <text:list-item>
          <text:p text:style-name="P1">Parallel operations required</text:p>
        </text:list-item>
        <text:list-item>
          <text:p text:style-name="P1">Large data processing</text:p>
        </text:list-item>
        <text:list-item>
          <text:p text:style-name="P1">Bulk data transformation/filtering</text:p>
        </text:list-item>
      </text:list>
      <text:p text:style-name="Text_20_body"><text:span text:style-name="Strong_20_Emphasis">Loops preferred when:</text:span></text:p>
      <text:list text:style-name="L2">
        <text:list-item>
          <text:p text:style-name="P2">Indexed access required</text:p>
        </text:list-item>
        <text:list-item>
          <text:p text:style-name="P2">Mutation of external variables</text:p>
        </text:list-item>
        <text:list-item>
          <text:p text:style-name="P2">Very tight performance constraints</text:p>
        </text:list-item>
      </text:list>
      <text:p text:style-name="Standard"/>
      <text:h text:style-name="Heading_20_3" text:outline-level="3">What is <text:span text:style-name="Strong_20_Emphasis">Optional</text:span>, and why is it introduced?</text:h>
      <text:p text:style-name="Text_20_body">Prevents <text:span text:style-name="Strong_20_Emphasis">NullPointerException</text:span>, encourages functional pattern:</text:p>
      <text:p text:style-name="Text_20_body">✅ Example</text:p>
      <text:p text:style-name="P3"><text:span text:style-name="Source_20_Text">Optional.ofNullable(user)</text:span></text:p>
      <text:p text:style-name="P4"><text:span text:style-name="Source_20_Text"><text:s text:c="8"/>.map(User::getAddress)</text:span></text:p>
      <text:p text:style-name="P4"><text:span text:style-name="Source_20_Text"><text:s text:c="8"/>.map(Address::getCity)</text:span></text:p>
      <text:p text:style-name="P5"><text:span text:style-name="Source_20_Text"><text:s text:c="8"/>.orElse("Unknown");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1">Explain CompletableFuture — how is it different from Future?</text:span></text:span><text:span text:style-name="Source_20_Text"> </text:span></text:p>
      <text:p text:style-name="Text_20_body">Sure! Let's break it down clearly and simply.</text:p>
      <text:p text:style-name="Horizontal_20_Line"/>
      <text:h text:style-name="Heading_20_3" text:outline-level="3"><text:soft-page-break/>✅ <text:span text:style-name="Strong_20_Emphasis">What is </text:span><text:span text:style-name="Strong_20_Emphasis"><text:span text:style-name="Source_20_Text">Future</text:span></text:span><text:span text:style-name="Strong_20_Emphasis"> in Java?</text:span></text:h>
      <text:p text:style-name="Text_20_body"><text:span text:style-name="Source_20_Text">Future</text:span> (introduced in Java 5) represents the result of an asynchronous computation.<text:line-break/>You submit a task to an ExecutorService and get a <text:span text:style-name="Source_20_Text">Future</text:span> to retrieve the result later.</text:p>
      <text:p text:style-name="Text_20_body"><text:span text:style-name="Strong_20_Emphasis">Limitations of </text:span><text:span text:style-name="Strong_20_Emphasis"><text:span text:style-name="Source_20_Text">Future</text:span></text:span><text:span text:style-name="Strong_20_Emphasis">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roblem</text:p>
            </table:table-cell>
            <table:table-cell table:style-name="Table2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2.A1" office:value-type="string">
            <text:p text:style-name="Table_20_Contents">Cannot manually complete</text:p>
          </table:table-cell>
          <table:table-cell table:style-name="Table2.A1" office:value-type="string">
            <text:p text:style-name="Table_20_Contents">Only the task (thread) can complete it</text:p>
          </table:table-cell>
        </table:table-row>
        <table:table-row>
          <table:table-cell table:style-name="Table2.A1" office:value-type="string">
            <text:p text:style-name="Table_20_Contents">Blocking calls</text:p>
          </table:table-cell>
          <table:table-cell table:style-name="Table2.A1" office:value-type="string">
            <text:p text:style-name="Table_20_Contents"><text:span text:style-name="Source_20_Text">get()</text:span> blocks until result is available — no non-blocking way to wait</text:p>
          </table:table-cell>
        </table:table-row>
        <table:table-row>
          <table:table-cell table:style-name="Table2.A1" office:value-type="string">
            <text:p text:style-name="Table_20_Contents">No chaining</text:p>
          </table:table-cell>
          <table:table-cell table:style-name="Table2.A1" office:value-type="string">
            <text:p text:style-name="Table_20_Contents">Cannot run another task when it finishes</text:p>
          </table:table-cell>
        </table:table-row>
        <table:table-row>
          <table:table-cell table:style-name="Table2.A1" office:value-type="string">
            <text:p text:style-name="Table_20_Contents">No combining</text:p>
          </table:table-cell>
          <table:table-cell table:style-name="Table2.A1" office:value-type="string">
            <text:p text:style-name="Table_20_Contents">Cannot combine multiple async results easily</text:p>
          </table:table-cell>
        </table:table-row>
        <table:table-row>
          <table:table-cell table:style-name="Table2.A1" office:value-type="string">
            <text:p text:style-name="Table_20_Contents">No exception handling</text:p>
          </table:table-cell>
          <table:table-cell table:style-name="Table2.A1" office:value-type="string">
            <text:p text:style-name="Table_20_Contents">Need try-catch manually</text:p>
          </table:table-cell>
        </table:table-row>
      </table:table>
      <text:p text:style-name="Text_20_body"><text:span text:style-name="Strong_20_Emphasis">Example using </text:span><text:span text:style-name="Strong_20_Emphasis"><text:span text:style-name="Source_20_Text">Future</text:span></text:span><text:span text:style-name="Strong_20_Emphasis">:</text:span></text:p>
      <text:p text:style-name="Preformatted_20_Text"><text:span text:style-name="Source_20_Text">ExecutorService executor = Executors.newFixedThreadPool(2);</text:span></text:p>
      <text:p text:style-name="Preformatted_20_Text"/>
      <text:p text:style-name="Preformatted_20_Text"><text:span text:style-name="Source_20_Text">Future&lt;Integer&gt; future = executor.submit(() -&gt; {</text:span></text:p>
      <text:p text:style-name="Preformatted_20_Text"><text:span text:style-name="Source_20_Text"><text:s text:c="4"/>Thread.sleep(1000);</text:span></text:p>
      <text:p text:style-name="Preformatted_20_Text"><text:span text:style-name="Source_20_Text"><text:s text:c="4"/>return 10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System.out.println(future.get()); // Blocks until result is ready</text:span></text:p>
      <text:p text:style-name="P6"><text:span text:style-name="Source_20_Text">executor.shutdown();</text:span></text:p>
      <text:p text:style-name="Horizontal_20_Line"/>
      <text:h text:style-name="Heading_20_3" text:outline-level="3">✅ <text:span text:style-name="Strong_20_Emphasis">What is </text:span><text:span text:style-name="Strong_20_Emphasis"><text:span text:style-name="Source_20_Text">CompletableFuture</text:span></text:span><text:span text:style-name="Strong_20_Emphasis">?</text:span></text:h>
      <text:p text:style-name="Text_20_body"><text:span text:style-name="Source_20_Text">CompletableFuture</text:span> (introduced in Java 8) is an improved Future that supports:</text:p>
      <text:list text:style-name="L3">
        <text:list-item>
          <text:p text:style-name="P7">Non-blocking async operations</text:p>
        </text:list-item>
        <text:list-item>
          <text:p text:style-name="P7">Chaining tasks (<text:span text:style-name="Source_20_Text">thenApply</text:span>, <text:span text:style-name="Source_20_Text">thenRun</text:span>)</text:p>
        </text:list-item>
        <text:list-item>
          <text:p text:style-name="P7">Combining multiple async results</text:p>
        </text:list-item>
        <text:list-item>
          <text:p text:style-name="P7">Exception handling (<text:span text:style-name="Source_20_Text">exceptionally</text:span>)</text:p>
        </text:list-item>
        <text:list-item>
          <text:p text:style-name="P7">Manually completing future</text:p>
        </text:list-item>
        <text:list-item>
          <text:p text:style-name="P7">Functional programming style</text:p>
        </text:list-item>
      </text:list>
      <text:p text:style-name="Horizontal_20_Line"/>
      <text:h text:style-name="Heading_20_3" text:outline-level="3">🚀 <text:span text:style-name="Strong_20_Emphasis">Key Advantages over Futur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Future</text:p>
            </table:table-cell>
            <table:table-cell table:style-name="Table3.A1" office:value-type="string">
              <text:p text:style-name="Table_20_Heading">CompletableFuture</text:p>
            </table:table-cell>
          </table:table-row>
        </table:table-header-rows>
        <table:table-row>
          <table:table-cell table:style-name="Table3.A1" office:value-type="string">
            <text:p text:style-name="Table_20_Contents">Non-blocking APIs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✅ <text:span text:style-name="Source_20_Text">thenApply(), thenRun(), thenAccept()</text:span></text:p>
          </table:table-cell>
        </table:table-row>
        <table:table-row>
          <table:table-cell table:style-name="Table3.A1" office:value-type="string">
            <text:p text:style-name="Table_20_Contents">Asynchronous chaining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Combine multiple tasks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✅ <text:span text:style-name="Source_20_Text">allOf(), anyOf()</text:span></text:p>
          </table:table-cell>
        </table:table-row>
        <table:table-row>
          <table:table-cell table:style-name="Table3.A1" office:value-type="string">
            <text:p text:style-name="Table_20_Contents">Handle exceptions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✅ <text:span text:style-name="Source_20_Text">exceptionally()</text:span></text:p>
          </table:table-cell>
        </table:table-row>
        <table:table-row>
          <table:table-cell table:style-name="Table3.A1" office:value-type="string">
            <text:p text:style-name="Table_20_Contents">Manually complete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✅ <text:span text:style-name="Source_20_Text">complete()</text:span></text:p>
          </table:table-cell>
        </table:table-row>
        <table:table-row>
          <table:table-cell table:style-name="Table3.A1" office:value-type="string">
            <text:p text:style-name="Table_20_Contents">Supply async tasks directly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✅ <text:span text:style-name="Source_20_Text">supplyAsync()</text:span></text:p>
          </table:table-cell>
        </table:table-row>
      </table:table>
      <text:p text:style-name="Horizontal_20_Line"/>
      <text:h text:style-name="Heading_20_3" text:outline-level="3"><text:soft-page-break/>✅ <text:span text:style-name="Strong_20_Emphasis">Example using </text:span><text:span text:style-name="Strong_20_Emphasis"><text:span text:style-name="Source_20_Text">CompletableFuture</text:span></text:span></text:h>
      <text:h text:style-name="Heading_20_4" text:outline-level="4"><text:span text:style-name="Strong_20_Emphasis">Run async and chain result</text:span></text:h>
      <text:p text:style-name="Preformatted_20_Text"><text:span text:style-name="Source_20_Text">CompletableFuture.supplyAsync(() -&gt; {</text:span></text:p>
      <text:p text:style-name="Preformatted_20_Text"><text:span text:style-name="Source_20_Text"><text:s text:c="4"/>return 10;</text:span></text:p>
      <text:p text:style-name="Preformatted_20_Text"><text:span text:style-name="Source_20_Text">}).thenApply(result -&gt; {</text:span></text:p>
      <text:p text:style-name="Preformatted_20_Text"><text:span text:style-name="Source_20_Text"><text:s text:c="4"/>return result * 2; <text:s text:c="6"/>// next computation</text:span></text:p>
      <text:p text:style-name="Preformatted_20_Text"><text:span text:style-name="Source_20_Text">}).thenAccept(finalResult -&gt; {</text:span></text:p>
      <text:p text:style-name="Preformatted_20_Text"><text:span text:style-name="Source_20_Text"><text:s text:c="4"/>System.out.println(finalResult); // Output: 20</text:span></text:p>
      <text:p text:style-name="P6"><text:span text:style-name="Source_20_Text">});</text:span></text:p>
      <text:p text:style-name="Text_20_body">This is <text:span text:style-name="Strong_20_Emphasis">non-blocking</text:span> — program continues executing while tasks run.</text:p>
      <text:p text:style-name="Horizontal_20_Line"/>
      <text:h text:style-name="Heading_20_3" text:outline-level="3">✅ <text:span text:style-name="Strong_20_Emphasis">Handle exceptions</text:span></text:h>
      <text:p text:style-name="Preformatted_20_Text"><text:span text:style-name="Source_20_Text">CompletableFuture.supplyAsync(() -&gt; {</text:span></text:p>
      <text:p text:style-name="Preformatted_20_Text"><text:span text:style-name="Source_20_Text"><text:s text:c="4"/>if(true) throw new RuntimeException("Error!");</text:span></text:p>
      <text:p text:style-name="Preformatted_20_Text"><text:span text:style-name="Source_20_Text"><text:s text:c="4"/>return 10;</text:span></text:p>
      <text:p text:style-name="Preformatted_20_Text"><text:span text:style-name="Source_20_Text">}).exceptionally(ex -&gt; {</text:span></text:p>
      <text:p text:style-name="Preformatted_20_Text"><text:span text:style-name="Source_20_Text"><text:s text:c="4"/>System.out.println("Exception: " + ex.getMessage());</text:span></text:p>
      <text:p text:style-name="Preformatted_20_Text"><text:span text:style-name="Source_20_Text"><text:s text:c="4"/>return 0;</text:span></text:p>
      <text:p text:style-name="P6"><text:span text:style-name="Source_20_Text">}).thenAccept(System.out::println);</text:span></text:p>
      <text:p text:style-name="Horizontal_20_Line"/>
      <text:h text:style-name="Heading_20_3" text:outline-level="3">✅ <text:span text:style-name="Strong_20_Emphasis">Manually complete a future</text:span></text:h>
      <text:p text:style-name="Preformatted_20_Text"><text:span text:style-name="Source_20_Text">CompletableFuture&lt;String&gt; future = new CompletableFuture&lt;&gt;();</text:span></text:p>
      <text:p text:style-name="Preformatted_20_Text"/>
      <text:p text:style-name="Preformatted_20_Text"><text:span text:style-name="Source_20_Text">future.complete("Manually completed!");</text:span></text:p>
      <text:p text:style-name="P6"><text:span text:style-name="Source_20_Text">System.out.println(future.get());</text:span></text:p>
      <text:p text:style-name="Horizontal_20_Line"/>
      <text:h text:style-name="Heading_20_3" text:outline-level="3">🎯 <text:span text:style-name="Strong_20_Emphasis">Simple Analogy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Future</text:p>
            </table:table-cell>
            <table:table-cell table:style-name="Table4.A1" office:value-type="string">
              <text:p text:style-name="Table_20_Heading">CompletableFuture</text:p>
            </table:table-cell>
          </table:table-row>
        </table:table-header-rows>
        <table:table-row>
          <table:table-cell table:style-name="Table4.A1" office:value-type="string">
            <text:p text:style-name="Table_20_Contents">Like ordering food and waiting silently</text:p>
          </table:table-cell>
          <table:table-cell table:style-name="Table4.A1" office:value-type="string">
            <text:p text:style-name="Table_20_Contents">Order food, get updates, track delivery, add dessert automatically when food arrives 😎</text:p>
          </table:table-cell>
        </table:table-row>
      </table:table>
      <text:p text:style-name="Horizontal_20_Line"/>
      <text:h text:style-name="Heading_20_3" text:outline-level="3">🧠 When to use what?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If you need...</text:p>
            </table:table-cell>
            <table:table-cell table:style-name="Table5.A1" office:value-type="string">
              <text:p text:style-name="Table_20_Heading">Use</text:p>
            </table:table-cell>
          </table:table-row>
        </table:table-header-rows>
        <table:table-row>
          <table:table-cell table:style-name="Table5.A1" office:value-type="string">
            <text:p text:style-name="Table_20_Contents">Basic async execution with blocking result</text:p>
          </table:table-cell>
          <table:table-cell table:style-name="Table5.A1" office:value-type="string">
            <text:p text:style-name="Table_20_Contents"><text:span text:style-name="Source_20_Text">Future</text:span></text:p>
          </table:table-cell>
        </table:table-row>
        <table:table-row>
          <table:table-cell table:style-name="Table5.A1" office:value-type="string">
            <text:p text:style-name="Table_20_Contents">Modern async programming (web apps, microservices)</text:p>
          </table:table-cell>
          <table:table-cell table:style-name="Table5.A1" office:value-type="string">
            <text:p text:style-name="Table_20_Contents"><text:span text:style-name="Source_20_Text">CompletableFuture</text:span></text:p>
          </table:table-cell>
        </table:table-row>
      </table:table>
      <text:p text:style-name="Horizontal_20_Line"/>
      <text:h text:style-name="Heading_20_3" text:outline-level="3">📌 Interview-friendly answer</text:h>
      <text:p text:style-name="Quotations"><text:span text:style-name="Source_20_Text">Future</text:span> represents a promise to return a result in the future, but it is limited — it blocks on <text:span text:style-name="Source_20_Text">get()</text:span> and cannot chain tasks or handle exceptions well.<text:line-break/><text:span text:style-name="Source_20_Text">CompletableFuture</text:span>, introduced in Java 8, extends Future with powerful async <text:soft-page-break/>programming features: non-blocking calls, chaining, combining tasks, and built-in exception handling. It enables functional and reactive programming patterns in Java.</text:p>
      <text:p text:style-name="Horizontal_20_Line"/>
      <text:p text:style-name="Text_20_body"/>
      <text:h text:style-name="Heading_20_2" text:outline-level="2"><text:span text:style-name="Strong_20_Emphasis">Scenario</text:span></text:h>
      <text:p text:style-name="Text_20_body">You have a <text:span text:style-name="Strong_20_Emphasis">Shopping App</text:span>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ervice</text:p>
            </table:table-cell>
            <table:table-cell table:style-name="Table6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6.A1" office:value-type="string">
            <text:p text:style-name="Table_20_Contents">User Service</text:p>
          </table:table-cell>
          <table:table-cell table:style-name="Table6.A1" office:value-type="string">
            <text:p text:style-name="Table_20_Contents">returns user details</text:p>
          </table:table-cell>
        </table:table-row>
        <table:table-row>
          <table:table-cell table:style-name="Table6.A1" office:value-type="string">
            <text:p text:style-name="Table_20_Contents">Order Service</text:p>
          </table:table-cell>
          <table:table-cell table:style-name="Table6.A1" office:value-type="string">
            <text:p text:style-name="Table_20_Contents">returns user's orders</text:p>
          </table:table-cell>
        </table:table-row>
      </table:table>
      <text:p text:style-name="Text_20_body">Goal: Fetch <text:span text:style-name="Strong_20_Emphasis">User Info</text:span> and <text:span text:style-name="Strong_20_Emphasis">Order History</text:span> <text:span text:style-name="Strong_20_Emphasis">in parallel</text:span>, then combine results.</text:p>
      <text:p text:style-name="P8"/>
      <text:h text:style-name="P9" text:outline-level="2">❌ <text:span text:style-name="Strong_20_Emphasis">Traditional Way (Blocking / Future)</text:span></text:h>
      <text:p text:style-name="Text_20_body">Each call runs sequentially → <text:span text:style-name="Strong_20_Emphasis">slow</text:span></text:p>
      <text:p text:style-name="P10"><text:span text:style-name="Source_20_Text">public UserOrders getUserOrders(Long userId) throws Exception {</text:span></text:p>
      <text:p text:style-name="P11"><text:span text:style-name="Source_20_Text"><text:s text:c="4"/>User user = userService.getUser(userId); // Call 1 (blocking)</text:span></text:p>
      <text:p text:style-name="P11"><text:span text:style-name="Source_20_Text"><text:s text:c="4"/>List&lt;Order&gt; orders = orderService.getOrders(userId); // Call 2 (blocking)</text:span></text:p>
      <text:p text:style-name="P11"><text:span text:style-name="Source_20_Text"><text:s text:c="4"/>return new UserOrders(user, orders);</text:span></text:p>
      <text:p text:style-name="P11"><text:span text:style-name="Source_20_Text">}</text:span></text:p>
      <text:p text:style-name="Text_20_body">If each service takes <text:span text:style-name="Strong_20_Emphasis">1 second</text:span>, total = <text:span text:style-name="Strong_20_Emphasis">2 seconds</text:span>.</text:p>
      <text:p text:style-name="P8"/>
      <text:h text:style-name="P9" text:outline-level="2">✅ <text:span text:style-name="Strong_20_Emphasis">Using </text:span><text:span text:style-name="Strong_20_Emphasis"><text:span text:style-name="Source_20_Text">CompletableFuture</text:span></text:span><text:span text:style-name="Strong_20_Emphasis"> (Parallel, Non-Blocking)</text:span></text:h>
      <text:h text:style-name="P12" text:outline-level="3">👉 Run both service calls <text:span text:style-name="Strong_20_Emphasis">asynchronously in parallel</text:span></text:h>
      <text:p text:style-name="P10"><text:span text:style-name="Source_20_Text">public CompletableFuture&lt;User&gt; getUser(Long userId) {</text:span></text:p>
      <text:p text:style-name="P11"><text:span text:style-name="Source_20_Text"><text:s text:c="4"/>return CompletableFuture.supplyAsync(() -&gt; userService.getUser(userId));</text:span></text:p>
      <text:p text:style-name="P11"><text:span text:style-name="Source_20_Text">}</text:span></text:p>
      <text:p text:style-name="P11"/>
      <text:p text:style-name="P11"><text:span text:style-name="Source_20_Text">public CompletableFuture&lt;List&lt;Order&gt;&gt; getOrders(Long userId) {</text:span></text:p>
      <text:p text:style-name="P11"><text:span text:style-name="Source_20_Text"><text:s text:c="4"/>return CompletableFuture.supplyAsync(() -&gt; orderService.getOrders(userId));</text:span></text:p>
      <text:p text:style-name="P11"><text:span text:style-name="Source_20_Text">}</text:span></text:p>
      <text:h text:style-name="P12" text:outline-level="3">👉 Combine results</text:h>
      <text:p text:style-name="P10"><text:span text:style-name="Source_20_Text">public UserOrders fetchUserOrders(long userId) {</text:span></text:p>
      <text:p text:style-name="P11"/>
      <text:p text:style-name="P11"><text:span text:style-name="Source_20_Text"><text:s text:c="4"/>CompletableFuture&lt;User&gt; userFuture = getUser(userId);</text:span></text:p>
      <text:p text:style-name="P11"><text:span text:style-name="Source_20_Text"><text:s text:c="4"/>CompletableFuture&lt;List&lt;Order&gt;&gt; orderFuture = getOrders(userId);</text:span></text:p>
      <text:p text:style-name="P11"><text:soft-page-break/></text:p>
      <text:p text:style-name="P11"><text:span text:style-name="Source_20_Text"><text:s text:c="4"/>return userFuture.thenCombine(orderFuture, (user, orders) -&gt;</text:span></text:p>
      <text:p text:style-name="P11"><text:span text:style-name="Source_20_Text"><text:s text:c="8"/>new UserOrders(user, orders)</text:span></text:p>
      <text:p text:style-name="P11"><text:span text:style-name="Source_20_Text"><text:s text:c="4"/>).join(); // waits only after both done</text:span></text:p>
      <text:p text:style-name="P11"><text:span text:style-name="Source_20_Text">}</text:span></text:p>
      <text:h text:style-name="P12" text:outline-level="3">✅ Execution Time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Call</text:p>
            </table:table-cell>
            <table:table-cell table:style-name="Table7.A1" office:value-type="string">
              <text:p text:style-name="Table_20_Heading">Time</text:p>
            </table:table-cell>
          </table:table-row>
        </table:table-header-rows>
        <table:table-row>
          <table:table-cell table:style-name="Table7.A1" office:value-type="string">
            <text:p text:style-name="Table_20_Contents">User Service</text:p>
          </table:table-cell>
          <table:table-cell table:style-name="Table7.A1" office:value-type="string">
            <text:p text:style-name="Table_20_Contents">~1 second</text:p>
          </table:table-cell>
        </table:table-row>
        <table:table-row>
          <table:table-cell table:style-name="Table7.A1" office:value-type="string">
            <text:p text:style-name="Table_20_Contents">Order Service</text:p>
          </table:table-cell>
          <table:table-cell table:style-name="Table7.A1" office:value-type="string">
            <text:p text:style-name="Table_20_Contents">~1 second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Table_20_Contents"><text:span text:style-name="Strong_20_Emphasis">~1 second</text:span> (parallel ✅)</text:p>
          </table:table-cell>
        </table:table-row>
      </table:table>
      <text:p text:style-name="P8"/>
      <text:h text:style-name="P9" text:outline-level="2">💥 <text:span text:style-name="Strong_20_Emphasis">Handling Exceptions</text:span></text:h>
      <text:p text:style-name="P10"><text:span text:style-name="Source_20_Text">CompletableFuture&lt;User&gt; userFuture = getUser(userId)</text:span></text:p>
      <text:p text:style-name="P11"><text:span text:style-name="Source_20_Text"><text:s text:c="8"/>.exceptionally(ex -&gt; {</text:span></text:p>
      <text:p text:style-name="P11"><text:span text:style-name="Source_20_Text"><text:s text:c="12"/>System.out.println("User failed: " + ex);</text:span></text:p>
      <text:p text:style-name="P11"><text:span text:style-name="Source_20_Text"><text:s text:c="12"/>return null;</text:span></text:p>
      <text:p text:style-name="P11"><text:span text:style-name="Source_20_Text"><text:s text:c="8"/>});</text:span></text:p>
      <text:p text:style-name="P11"/>
      <text:p text:style-name="P11"><text:span text:style-name="Source_20_Text">CompletableFuture&lt;List&lt;Order&gt;&gt; orderFuture = getOrders(userId)</text:span></text:p>
      <text:p text:style-name="P11"><text:span text:style-name="Source_20_Text"><text:s text:c="8"/>.exceptionally(ex -&gt; {</text:span></text:p>
      <text:p text:style-name="P11"><text:span text:style-name="Source_20_Text"><text:s text:c="12"/>System.out.println("Orders failed: " + ex);</text:span></text:p>
      <text:p text:style-name="P11"><text:span text:style-name="Source_20_Text"><text:s text:c="12"/>return Collections.emptyList();</text:span></text:p>
      <text:p text:style-name="P11"><text:span text:style-name="Source_20_Text"><text:s text:c="8"/>});</text:span></text:p>
      <text:p text:style-name="P8"/>
      <text:h text:style-name="P9" text:outline-level="2">🧠 Why this matters (Interview Points)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Benefit</text:p>
            </table:table-cell>
            <table:table-cell table:style-name="Table8.A1" office:value-type="string">
              <text:p text:style-name="Table_20_Heading">Why</text:p>
            </table:table-cell>
          </table:table-row>
        </table:table-header-rows>
        <table:table-row>
          <table:table-cell table:style-name="Table8.A1" office:value-type="string">
            <text:p text:style-name="Table_20_Contents">Parallel service calls</text:p>
          </table:table-cell>
          <table:table-cell table:style-name="Table8.A1" office:value-type="string">
            <text:p text:style-name="Table_20_Contents">Faster response time</text:p>
          </table:table-cell>
        </table:table-row>
        <table:table-row>
          <table:table-cell table:style-name="Table8.A1" office:value-type="string">
            <text:p text:style-name="Table_20_Contents">Non-blocking threads</text:p>
          </table:table-cell>
          <table:table-cell table:style-name="Table8.A1" office:value-type="string">
            <text:p text:style-name="Table_20_Contents">Better system scalability</text:p>
          </table:table-cell>
        </table:table-row>
        <table:table-row>
          <table:table-cell table:style-name="Table8.A1" office:value-type="string">
            <text:p text:style-name="Table_20_Contents">Exception handling</text:p>
          </table:table-cell>
          <table:table-cell table:style-name="Table8.A1" office:value-type="string">
            <text:p text:style-name="Table_20_Contents">Built-in and clean</text:p>
          </table:table-cell>
        </table:table-row>
        <table:table-row>
          <table:table-cell table:style-name="Table8.A1" office:value-type="string">
            <text:p text:style-name="Table_20_Contents">Combining async results</text:p>
          </table:table-cell>
          <table:table-cell table:style-name="Table8.A1" office:value-type="string">
            <text:p text:style-name="Table_20_Contents"><text:span text:style-name="Source_20_Text">thenCombine()</text:span>, <text:span text:style-name="Source_20_Text">allOf()</text:span></text:p>
          </table:table-cell>
        </table:table-row>
      </table:table>
      <text:p text:style-name="Text_20_body"><text:span text:style-name="Strong_20_Emphasis">CompletableFuture</text:span> is key in modern Java microservices, event-driven systems, and reactive designs.</text:p>
      <text:p text:style-name="P8"/>
      <text:h text:style-name="P9" text:outline-level="2">🎤 <text:span text:style-name="Strong_20_Emphasis">Interview-Style One-Liner</text:span></text:h>
      <text:p text:style-name="P13">We use <text:span text:style-name="Source_20_Text">CompletableFuture</text:span> to run independent service calls in parallel and combine results without blocking. It reduces latency, improves throughput, and provides clean chaining and error-handling capabilities — unlike <text:span text:style-name="Source_20_Text">Future</text:span>.</text:p>
      <text:h text:style-name="Heading_20_3" text:outline-level="3"><text:soft-page-break/>What is the difference between <text:span text:style-name="Strong_20_Emphasis">Stream().map()</text:span> and <text:span text:style-name="Strong_20_Emphasis">parallelStream().map()</text:span>?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Stream</text:p>
            </table:table-cell>
            <table:table-cell table:style-name="Table9.A1" office:value-type="string">
              <text:p text:style-name="Table_20_Heading">parallelStream</text:p>
            </table:table-cell>
          </table:table-row>
        </table:table-header-rows>
        <table:table-row>
          <table:table-cell table:style-name="Table9.A1" office:value-type="string">
            <text:p text:style-name="Table_20_Contents">Sequential</text:p>
          </table:table-cell>
          <table:table-cell table:style-name="Table9.A1" office:value-type="string">
            <text:p text:style-name="Table_20_Contents">Multi-threaded</text:p>
          </table:table-cell>
        </table:table-row>
        <table:table-row>
          <table:table-cell table:style-name="Table9.A1" office:value-type="string">
            <text:p text:style-name="Table_20_Contents">Predictable order</text:p>
          </table:table-cell>
          <table:table-cell table:style-name="Table9.A1" office:value-type="string">
            <text:p text:style-name="Table_20_Contents">Thread safety required</text:p>
          </table:table-cell>
        </table:table-row>
        <table:table-row>
          <table:table-cell table:style-name="Table9.A1" office:value-type="string">
            <text:p text:style-name="Table_20_Contents">Low overhead</text:p>
          </table:table-cell>
          <table:table-cell table:style-name="Table9.A1" office:value-type="string">
            <text:p text:style-name="Table_20_Contents">High overhead for small data</text:p>
          </table:table-cell>
        </table:table-row>
      </table:table>
      <text:p text:style-name="Text_20_body"/>
      <text:h text:style-name="Heading_20_3" text:outline-level="3"><text:span text:style-name="Source_20_Text">var</text:span> usage — when should you avoid it?</text:h>
      <text:p text:style-name="Text_20_body">✅ Allowed: local variables, lambda parameters (Java 11+)<text:line-break/>❌ Not allowed: fields, method parameters, return types</text:p>
      <text:p text:style-name="Text_20_body">Use <text:span text:style-name="Strong_20_Emphasis">var</text:span> only when:</text:p>
      <text:list text:style-name="L4">
        <text:list-item>
          <text:p text:style-name="P14">Improves readability</text:p>
        </text:list-item>
        <text:list-item>
          <text:p text:style-name="P14">Avoids redundant typing</text:p>
        </text:list-item>
      </text:list>
      <text:h text:style-name="Heading_20_3" text:outline-level="3">Explain <text:span text:style-name="Strong_20_Emphasis">Java 11 HTTP Client</text:span></text:h>
      <text:p text:style-name="Text_20_body">Replaces old <text:span text:style-name="Source_20_Text">HttpURLConnection</text:span></text:p>
      <text:p text:style-name="Text_20_body">✅ Example</text:p>
      <text:p text:style-name="P10"><text:span text:style-name="Source_20_Text">HttpClient client = HttpClient.newHttpClient();</text:span></text:p>
      <text:p text:style-name="P11"><text:span text:style-name="Source_20_Text">HttpRequest request = HttpRequest.newBuilder()</text:span></text:p>
      <text:p text:style-name="P11"><text:span text:style-name="Source_20_Text"><text:s text:c="8"/>.uri(URI.create("https://api.test.com"))</text:span></text:p>
      <text:p text:style-name="P11"><text:span text:style-name="Source_20_Text"><text:s text:c="8"/>.build();</text:span></text:p>
      <text:p text:style-name="P11"><text:span text:style-name="Source_20_Text">HttpResponse&lt;String&gt; response = client.send(request, HttpResponse.BodyHandlers.ofString());</text:span></text:p>
      <text:p text:style-name="Text_20_body"/>
      <text:p text:style-name="Text_20_body"><text:span text:style-name="Strong_20_Emphasis">Sealed classes</text:span> (introduced in <text:span text:style-name="Strong_20_Emphasis">Java 17</text:span>) allow you to <text:span text:style-name="Strong_20_Emphasis">control which classes can inherit</text:span> from a parent class or interface.</text:p>
      <text:p text:style-name="Quotations">They give the developer <text:span text:style-name="Strong_20_Emphasis">full control over inheritance</text:span>, improving <text:span text:style-name="Strong_20_Emphasis">security</text:span>, <text:span text:style-name="Strong_20_Emphasis">design clarity</text:span>, and preventing unintended subclassing.</text:p>
      <text:p text:style-name="Standard">public sealed class Payment permits CreditCardPayment, WalletPayment {}</text:p>
      <text:p text:style-name="Standard"/>
      <text:p text:style-name="Standard">public class FakePayment extends Payment {} ❌</text:p>
      <text:p text:style-name="Standard"/>
      <text:p text:style-name="Text_20_body">This prevents:</text:p>
      <text:list text:style-name="L5">
        <text:list-item>
          <text:p text:style-name="P15">Unauthorized extension</text:p>
        </text:list-item>
        <text:list-item>
          <text:p text:style-name="P15">Data manipulation attacks</text:p>
        </text:list-item>
        <text:list-item>
          <text:p text:style-name="P15">Fraud-related polymorphism exploit</text:p>
        </text:list-item>
      </text:list>
      <text:h text:style-name="Heading_20_2" text:outline-level="2"><text:soft-page-break/>Design benefit — predictable type hierarchy</text:h>
      <text:p text:style-name="Text_20_body">Helps when using <text:span text:style-name="Strong_20_Emphasis">switch + pattern matching</text:span>:</text:p>
      <text:p text:style-name="P3"><text:span text:style-name="Source_20_Text">static void process(Payment p) {</text:span></text:p>
      <text:p text:style-name="P4"><text:span text:style-name="Source_20_Text"><text:s text:c="4"/>switch (p) {</text:span></text:p>
      <text:p text:style-name="P4"><text:span text:style-name="Source_20_Text"><text:s text:c="8"/>case CreditCardPayment c -&gt; ...</text:span></text:p>
      <text:p text:style-name="P4"><text:span text:style-name="Source_20_Text"><text:s text:c="8"/>case WalletPayment w -&gt; ...</text:span></text:p>
      <text:p text:style-name="P4"><text:span text:style-name="Source_20_Text"><text:s text:c="4"/>}</text:span></text:p>
      <text:p text:style-name="P5"><text:span text:style-name="Source_20_Text">}</text:span></text:p>
      <text:p text:style-name="Text_20_body">Since sealed class controls all subclasses,<text:line-break/><text:span text:style-name="Strong_20_Emphasis">the compiler knows all possible types</text:span> → safer code.</text:p>
      <text:h text:style-name="Heading_20_2" text:outline-level="2">Interview Answer</text:h>
      <text:p text:style-name="Quotations">Sealed classes in Java allow developers to restrict which classes or interfaces can extend a class or implement an interface.<text:line-break/>They provide controlled inheritance, enhancing <text:span text:style-name="Strong_20_Emphasis">security</text:span>, <text:span text:style-name="Strong_20_Emphasis">API design clarity</text:span>, and enabling <text:span text:style-name="Strong_20_Emphasis">exhaustive type-checking</text:span> with pattern matching.<text:line-break/>Subclasses must be explicitly permitted and must declare themselves as <text:span text:style-name="Source_20_Text">final</text:span>, <text:span text:style-name="Source_20_Text">sealed</text:span>, or <text:span text:style-name="Source_20_Text">non-sealed</text:span>.</text:p>
      <text:h text:style-name="Heading_20_3" text:outline-level="3">3️⃣ <text:span text:style-name="Strong_20_Emphasis">Pattern Matching for instanceof</text:span></text:h>
      <text:p text:style-name="Text_20_body">Before:</text:p>
      <text:p text:style-name="P3"><text:span text:style-name="Source_20_Text">if(obj instanceof String){</text:span></text:p>
      <text:p text:style-name="P4"><text:span text:style-name="Source_20_Text"><text:s text:c="3"/>String s = (String)obj;</text:span></text:p>
      <text:p text:style-name="P5"><text:span text:style-name="Source_20_Text">}</text:span></text:p>
      <text:p text:style-name="Text_20_body">After:</text:p>
      <text:p text:style-name="P3"><text:span text:style-name="Source_20_Text">if(obj instanceof String s){</text:span></text:p>
      <text:p text:style-name="P4"><text:span text:style-name="Source_20_Text"><text:s text:c="3"/>System.out.println(s.length());</text:span></text:p>
      <text:p text:style-name="P5"><text:span text:style-name="Source_20_Text">}</text:span></text:p>
      <text:p text:style-name="Standard">if (obj instanceof String s &amp;&amp; s.length() &gt; 5) {</text:p>
      <text:p text:style-name="Standard"><text:s text:c="4"/>System.out.println(s.substring(0, 5)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8:28:24.364690900</meta:creation-date>
    <dc:date>2025-12-13T07:19:45.340737900</dc:date>
    <meta:editing-duration>P7DT20H52M42S</meta:editing-duration>
    <meta:editing-cycles>3</meta:editing-cycles>
    <meta:generator>LibreOffice/25.8.2.1$Windows_X86_64 LibreOffice_project/345526217a4027cb1b9ab39bd7153c8c141a1d64</meta:generator>
    <meta:document-statistic meta:table-count="9" meta:image-count="0" meta:object-count="0" meta:page-count="7" meta:paragraph-count="236" meta:word-count="1051" meta:character-count="8261" meta:non-whitespace-character-count="7216"/>
  </office:meta>
</office:document-meta>
</file>